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style:vertical-align="middle"/>
      <style:text-properties fo:color="#000000" fo:font-family="Sans Serif" fo:font-size="10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>
          <table:table-cell office:value-type="string" office:string-value="SQLQueryBucketFrame.menu.Save = " table:style-name="ce1">
            <text:p>SQLQueryBucketFrame.menu.Save = </text:p>
          </table:table-cell>
        </table:table-row>
        <table:table-row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>
          <table:table-cell table:style-name="ce2"/>
          <table:table-cell/>
        </table:table-row>
        <table:table-row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29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9</meta:editing-cycles>
    <meta:creation-date>2010-06-05T10:53:00</meta:creation-date>
    <dc:date>2011-10-05T14:11:02</dc:date>
  </office:meta>
</office:document-meta>
</file>